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0ae" officeooo:paragraph-rsid="001bd0ae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203cm" draw:shadow-offset-y="0.203cm" draw:shadow-color="#808080" style:run-through="foreground"/>
    </style:style>
    <style:style style:name="gr7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Forme1" draw:style-name="gr1"><draw:g draw:style-name="gr2"><draw:line draw:style-name="gr3" draw:text-style-name="P2" svg:x1="0.005cm" svg:y1="0.005cm" svg:x2="16.492cm" svg:y2="0.005cm"><text:p/></draw:line><draw:line draw:style-name="gr3" draw:text-style-name="P2" svg:x1="16.492cm" svg:y1="0.005cm" svg:x2="16.492cm" svg:y2="13.64cm"><text:p/></draw:line><draw:line draw:style-name="gr3" draw:text-style-name="P2" svg:x1="16.492cm" svg:y1="13.64cm" svg:x2="0.005cm" svg:y2="13.64cm"><text:p/></draw:line><draw:line draw:style-name="gr3" draw:text-style-name="P2" svg:x1="0.005cm" svg:y1="13.64cm" svg:x2="0.005cm" svg:y2="0.005cm"><text:p/></draw:line></draw:g></draw:g><draw:g text:anchor-type="paragraph" draw:z-index="1" draw:style-name="gr1"><draw:line draw:style-name="gr3" draw:text-style-name="P2" svg:x1="1.014cm" svg:y1="1.377cm" svg:x2="7.732cm" svg:y2="1.377cm"><text:p/></draw:line><draw:line draw:style-name="gr3" draw:text-style-name="P2" svg:x1="7.732cm" svg:y1="1.377cm" svg:x2="7.732cm" svg:y2="4.389cm"><text:p/></draw:line><draw:line draw:style-name="gr3" draw:text-style-name="P2" svg:x1="7.732cm" svg:y1="4.388cm" svg:x2="1.014cm" svg:y2="4.388cm"><text:p/></draw:line><draw:line draw:style-name="gr3" draw:text-style-name="P2" svg:x1="1.014cm" svg:y1="4.389cm" svg:x2="1.014cm" svg:y2="1.377cm"><text:p/></draw:line></draw:g><draw:frame text:anchor-type="paragraph" draw:z-index="2" draw:name="Forme3" draw:style-name="gr4" draw:text-style-name="P3" svg:width="1.403cm" svg:height="0.636cm" svg:x="1.224cm" svg:y="1.547cm"><draw:text-box><text:p>Parser</text:p></draw:text-box></draw:frame><draw:g text:anchor-type="paragraph" draw:z-index="3" draw:name="Forme4" draw:style-name="gr1"><draw:line draw:style-name="gr3" draw:text-style-name="P2" svg:x1="1.251cm" svg:y1="2.357cm" svg:x2="3.341cm" svg:y2="2.357cm"><text:p/></draw:line><draw:line draw:style-name="gr3" draw:text-style-name="P2" svg:x1="3.341cm" svg:y1="2.357cm" svg:x2="3.341cm" svg:y2="4.219cm"><text:p/></draw:line><draw:line draw:style-name="gr3" draw:text-style-name="P2" svg:x1="3.341cm" svg:y1="4.221cm" svg:x2="1.251cm" svg:y2="4.221cm"><text:p/></draw:line><draw:line draw:style-name="gr3" draw:text-style-name="P2" svg:x1="1.251cm" svg:y1="4.219cm" svg:x2="1.251cm" svg:y2="2.357cm"><text:p/></draw:line></draw:g><draw:frame text:anchor-type="paragraph" draw:z-index="4" draw:name="Forme5" draw:style-name="gr5" draw:text-style-name="P3" svg:width="1.721cm" svg:height="0.715cm" svg:x="1.436cm" svg:y="2.552cm"><draw:text-box><text:p>Scanner</text:p></draw:text-box></draw:frame><draw:g text:anchor-type="paragraph" draw:z-index="5" draw:name="Forme7" draw:style-name="gr1"><draw:line draw:style-name="gr6" draw:text-style-name="P4" svg:x1="3.553cm" svg:y1="7.808cm" svg:x2="6.553cm" svg:y2="7.808cm"><text:p/></draw:line><draw:line draw:style-name="gr6" draw:text-style-name="P4" svg:x1="6.553cm" svg:y1="7.808cm" svg:x2="6.553cm" svg:y2="10.808cm"><text:p/></draw:line><draw:line draw:style-name="gr6" draw:text-style-name="P4" svg:x1="6.553cm" svg:y1="10.807cm" svg:x2="3.553cm" svg:y2="10.807cm"><text:p/></draw:line><draw:line draw:style-name="gr6" draw:text-style-name="P4" svg:x1="3.553cm" svg:y1="10.808cm" svg:x2="3.553cm" svg:y2="7.808cm"><text:p/></draw:line></draw:g><draw:frame text:anchor-type="paragraph" draw:z-index="6" draw:name="Forme8" draw:style-name="gr5" draw:text-style-name="P3" svg:width="1.985cm" svg:height="0.715cm" svg:x="3.923cm" svg:y="8.241cm"><draw:text-box><text:p>Room</text:p></draw:text-box></draw:frame><draw:g text:anchor-type="paragraph" draw:z-index="7" draw:name="Forme11" draw:style-name="gr1"><draw:line draw:style-name="gr3" draw:text-style-name="P2" svg:x1="3.923cm" svg:y1="8.823cm" svg:x2="6.013cm" svg:y2="8.823cm"><text:p/></draw:line><draw:line draw:style-name="gr3" draw:text-style-name="P2" svg:x1="6.013cm" svg:y1="8.823cm" svg:x2="6.013cm" svg:y2="10.516cm"><text:p/></draw:line><draw:line draw:style-name="gr3" draw:text-style-name="P2" svg:x1="6.013cm" svg:y1="10.517cm" svg:x2="3.923cm" svg:y2="10.517cm"><text:p/></draw:line><draw:line draw:style-name="gr3" draw:text-style-name="P2" svg:x1="3.923cm" svg:y1="10.516cm" svg:x2="3.923cm" svg:y2="8.823cm"><text:p/></draw:line></draw:g><draw:frame text:anchor-type="paragraph" draw:z-index="8" draw:name="Forme12" draw:style-name="gr7" draw:text-style-name="P3" svg:width="1.853cm" svg:height="0.742cm" svg:x="3.923cm" svg:y="8.955cm"><draw:text-box><text:p>HashMap</text:p></draw:text-box></draw:frame><draw:g text:anchor-type="paragraph" draw:z-index="9" draw:name="Forme4" draw:style-name="gr1"><draw:line draw:style-name="gr3" draw:text-style-name="P2" svg:x1="3.924cm" svg:y1="2.357cm" svg:x2="7.231cm" svg:y2="2.357cm"><text:p/></draw:line><draw:line draw:style-name="gr3" draw:text-style-name="P2" svg:x1="7.231cm" svg:y1="2.357cm" svg:x2="7.231cm" svg:y2="4.219cm"><text:p/></draw:line><draw:line draw:style-name="gr3" draw:text-style-name="P2" svg:x1="7.231cm" svg:y1="4.221cm" svg:x2="3.924cm" svg:y2="4.221cm"><text:p/></draw:line><draw:line draw:style-name="gr3" draw:text-style-name="P2" svg:x1="3.924cm" svg:y1="4.219cm" svg:x2="3.924cm" svg:y2="2.357cm"><text:p/></draw:line></draw:g><draw:frame text:anchor-type="paragraph" draw:z-index="10" draw:name="Forme5" draw:style-name="gr8" draw:text-style-name="P3" svg:width="2.964cm" svg:height="0.976cm" svg:x="4.108cm" svg:y="2.552cm"><draw:text-box><text:p>CommandWords</text:p></draw:text-box></draw:frame><draw:g text:anchor-type="paragraph" draw:z-index="11" draw:name="Forme7" draw:style-name="gr1"><draw:line draw:style-name="gr9" draw:text-style-name="P5" svg:x1="2.892cm" svg:y1="6.59cm" svg:x2="5.892cm" svg:y2="6.59cm"><text:p/></draw:line><draw:line draw:style-name="gr9" draw:text-style-name="P5" svg:x1="2.892cm" svg:y1="9.59cm" svg:x2="2.892cm" svg:y2="6.59cm"><text:p/></draw:line></draw:g><draw:frame text:anchor-type="paragraph" draw:z-index="12" draw:name="Forme8" draw:style-name="gr5" draw:text-style-name="P3" svg:width="1.985cm" svg:height="0.715cm" svg:x="3.261cm" svg:y="7.024cm"><draw:text-box><text:p>Room</text:p></draw:text-box></draw:frame><draw:g text:anchor-type="paragraph" draw:z-index="13" draw:name="Forme7" draw:style-name="gr1"><draw:line draw:style-name="gr3" draw:text-style-name="P2" svg:x1="2.098cm" svg:y1="5.241cm" svg:x2="5.098cm" svg:y2="5.241cm"><text:p/></draw:line><draw:line draw:style-name="gr3" draw:text-style-name="P2" svg:x1="2.098cm" svg:y1="8.241cm" svg:x2="2.098cm" svg:y2="5.241cm"><text:p/></draw:line></draw:g><draw:frame text:anchor-type="paragraph" draw:z-index="14" draw:name="Forme8" draw:style-name="gr5" draw:text-style-name="P3" svg:width="1.985cm" svg:height="0.715cm" svg:x="2.468cm" svg:y="5.674cm"><draw:text-box><text:p>Room</text:p></draw:text-box></draw:frame>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57:30.912577067</meta:creation-date>
    <dc:date>2019-02-11T16:15:58.505384180</dc:date>
    <meta:editing-duration>PT6M37S</meta:editing-duration>
    <meta:editing-cycles>2</meta:editing-cycles>
    <meta:generator>LibreOffice/6.1.5.1$Linux_X86_64 LibreOffice_project/10$Build-1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